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1409a" draw:fill-color="#ffffff" draw:textarea-horizontal-align="justify" draw:textarea-vertical-align="middle" draw:auto-grow-height="false" fo:min-height="1.376cm" fo:min-width="2.826cm"/>
    </style:style>
    <style:style style:name="gr2" style:family="graphic" style:parent-style-name="standard">
      <style:graphic-properties svg:stroke-color="#21409a" draw:fill-color="#ffffff" draw:textarea-horizontal-align="justify" draw:textarea-vertical-align="middle" draw:auto-grow-height="false" fo:min-height="1.376cm" fo:min-width="4.326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3.5cm" svg:height="1.8cm" svg:x="3cm" svg:y="4.2cm">
          <text:p text:style-name="P1">Original</text:p>
          <text:p text:style-name="P1">cont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5cm" svg:height="1.8cm" svg:x="8.9cm" svg:y="4.2cm">
          <text:p text:style-name="P1">Feature</text:p>
          <text:p text:style-name="P1">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5cm" svg:height="1.8cm" svg:x="15.2cm" svg:y="4.2cm">
          <text:p text:style-name="P1">Robust</text:p>
          <text:p text:style-name="P1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5cm" svg:height="1.8cm" svg:x="20.9cm" svg:y="4.2cm">
          <text:p text:style-name="P1">Content-based</text:p>
          <text:p text:style-name="P1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5" draw:id="id5" draw:layer="layout" svg:width="1.6cm" svg:height="1cm" svg:x="16.811cm" svg:y="7.467cm">
          <draw:text-box>
            <text:p>Key</text:p>
          </draw:text-box>
        </draw:frame>
        <draw:connector draw:style-name="gr4" draw:text-style-name="P4" draw:layer="layout" svg:x1="6.5cm" svg:y1="5.1cm" svg:x2="8.9cm" svg:y2="5.1cm" draw:start-shape="id1" draw:start-glue-point="1" draw:end-shape="id2" svg:d="M6500 5100h2400" svg:viewBox="0 0 2401 1">
          <text:p/>
        </draw:connector>
        <draw:connector draw:style-name="gr4" draw:text-style-name="P4" draw:layer="layout" svg:x1="12.4cm" svg:y1="5.1cm" svg:x2="15.2cm" svg:y2="5.1cm" draw:start-shape="id2" draw:start-glue-point="1" draw:end-shape="id3" draw:end-glue-point="3" svg:d="M12400 5100h2800" svg:viewBox="0 0 2801 1">
          <text:p/>
        </draw:connector>
        <draw:connector draw:style-name="gr4" draw:text-style-name="P4" draw:layer="layout" svg:x1="18.7cm" svg:y1="5.1cm" svg:x2="20.9cm" svg:y2="5.1cm" draw:start-shape="id3" draw:start-glue-point="1" draw:end-shape="id4" draw:end-glue-point="3" svg:d="M18700 5100h2200" svg:viewBox="0 0 2201 1">
          <text:p/>
        </draw:connector>
        <draw:connector draw:style-name="gr4" draw:text-style-name="P4" draw:layer="layout" svg:x1="17.611cm" svg:y1="7.467cm" svg:x2="16.95cm" svg:y2="6cm" draw:start-shape="id5" draw:start-glue-point="0" draw:end-shape="id3" draw:end-glue-point="2" svg:d="M17611 7467v-732h-661v-735" svg:viewBox="0 0 662 1468">
          <text:p/>
        </draw:connector>
        <draw:custom-shape draw:style-name="gr1" draw:text-style-name="P2" xml:id="id6" draw:id="id6" draw:layer="layout" svg:width="3.5cm" svg:height="1.8cm" svg:x="2.7cm" svg:y="11.4cm">
          <text:p text:style-name="P1">Received</text:p>
          <text:p text:style-name="P1">cont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5cm" svg:height="1.8cm" svg:x="8.6cm" svg:y="11.4cm">
          <text:p text:style-name="P1">Feature</text:p>
          <text:p text:style-name="P1">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5cm" svg:height="1.8cm" svg:x="14.9cm" svg:y="11.4cm">
          <text:p text:style-name="P1">Robust</text:p>
          <text:p text:style-name="P1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5cm" svg:height="1.8cm" svg:x="20.6cm" svg:y="11.4cm">
          <text:p text:style-name="P1">Content-based</text:p>
          <text:p text:style-name="P1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10" draw:id="id10" draw:layer="layout" svg:width="1.6cm" svg:height="1cm" svg:x="16.511cm" svg:y="14.667cm">
          <draw:text-box>
            <text:p>Key</text:p>
          </draw:text-box>
        </draw:frame>
        <draw:connector draw:style-name="gr4" draw:text-style-name="P4" draw:layer="layout" svg:x1="6.2cm" svg:y1="12.3cm" svg:x2="8.6cm" svg:y2="12.3cm" draw:start-shape="id6" draw:start-glue-point="1" draw:end-shape="id7" svg:d="M6200 12300h2400" svg:viewBox="0 0 2401 1">
          <text:p/>
        </draw:connector>
        <draw:connector draw:style-name="gr4" draw:text-style-name="P4" draw:layer="layout" svg:x1="12.1cm" svg:y1="12.3cm" svg:x2="14.9cm" svg:y2="12.3cm" draw:start-shape="id7" draw:start-glue-point="1" draw:end-shape="id8" draw:end-glue-point="3" svg:d="M12100 12300h2800" svg:viewBox="0 0 2801 1">
          <text:p/>
        </draw:connector>
        <draw:connector draw:style-name="gr4" draw:text-style-name="P4" draw:layer="layout" svg:x1="18.4cm" svg:y1="12.3cm" svg:x2="20.6cm" svg:y2="12.3cm" draw:start-shape="id8" draw:start-glue-point="1" draw:end-shape="id9" draw:end-glue-point="3" svg:d="M18400 12300h2200" svg:viewBox="0 0 2201 1">
          <text:p/>
        </draw:connector>
        <draw:connector draw:style-name="gr4" draw:text-style-name="P4" draw:layer="layout" svg:x1="17.311cm" svg:y1="14.667cm" svg:x2="16.65cm" svg:y2="13.2cm" draw:start-shape="id10" draw:start-glue-point="0" draw:end-shape="id8" draw:end-glue-point="2" svg:d="M17311 14667v-732h-661v-735" svg:viewBox="0 0 662 14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0:36:56.435493467</meta:creation-date>
    <dc:date>2019-02-21T10:43:38.446771852</dc:date>
    <meta:editing-duration>PT6M42S</meta:editing-duration>
    <meta:editing-cycles>1</meta:editing-cycles>
    <meta:document-statistic meta:object-count="18"/>
    <meta:generator>LibreOffice/6.0.6.2$Linux_X86_64 LibreOffice_project/00m0$Build-2</meta:generator>
  </office:meta>
</office:document-meta>
</file>